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5.452cm" table:align="left" style:writing-mode="lr-tb"/>
    </style:style>
    <style:style style:name="Tabla2.A" style:family="table-column">
      <style:table-column-properties style:column-width="2.117cm"/>
    </style:style>
    <style:style style:name="Tabla2.B" style:family="table-column">
      <style:table-column-properties style:column-width="3.757cm"/>
    </style:style>
    <style:style style:name="Tabla2.C" style:family="table-column">
      <style:table-column-properties style:column-width="4.18cm"/>
    </style:style>
    <style:style style:name="Tabla2.D" style:family="table-column">
      <style:table-column-properties style:column-width="3.36cm"/>
    </style:style>
    <style:style style:name="Tabla2.E" style:family="table-column">
      <style:table-column-properties style:column-width="2.037cm"/>
    </style:style>
    <style:style style:name="Tabla2.A1" style:family="table-cell">
      <style:table-cell-properties style:vertical-align="middle" fo:background-color="#c0c0c0"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E1" style:family="table-cell">
      <style:table-cell-properties style:vertical-align="middle" fo:background-color="#c0c0c0" style:border-line-width="0.002cm 0.088cm 0.002cm" fo:padding="0.049cm" fo:border="2.6pt double #808080">
        <style:background-image/>
      </style:table-cell-properties>
    </style:style>
    <style:style style:name="Tabla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C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D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E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C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D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E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C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D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E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A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B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C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D5"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E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Text_20_body">
      <style:paragraph-properties fo:text-align="start" style:justify-single-word="false"/>
      <style:text-properties fo:font-variant="normal" fo:text-transform="none" fo:color="#3d3d3d" style:font-name="Courier New1" fo:font-size="11pt" fo:letter-spacing="normal" fo:font-style="normal" fo:font-weight="normal" style:font-size-asian="11pt" style:font-size-complex="11pt"/>
    </style:style>
    <style:style style:name="P4" style:family="paragraph" style:parent-style-name="Text_20_body">
      <style:text-properties fo:font-variant="normal" fo:text-transform="none" fo:color="#333333" style:font-name="Raleway" fo:font-size="10.5pt" fo:letter-spacing="normal" fo:font-style="normal" fo:font-weight="normal"/>
    </style:style>
    <style:style style:name="P5" style:family="paragraph" style:parent-style-name="Text_20_body">
      <style:text-properties fo:font-variant="normal" fo:text-transform="none" fo:color="#000000" style:font-name="Courier New1" fo:font-size="11pt" fo:letter-spacing="normal" fo:font-style="normal" fo:font-weight="normal" style:font-size-asian="11pt" style:font-size-complex="11pt"/>
    </style:style>
    <style:style style:name="P6" style:family="paragraph" style:parent-style-name="Text_20_body">
      <style:text-properties fo:font-variant="normal" fo:text-transform="none" fo:color="#222222" style:font-name="sans-serif" fo:font-size="10.5pt" fo:letter-spacing="normal" fo:font-style="normal" fo:font-weight="normal"/>
    </style:style>
    <style:style style:name="P7" style:family="paragraph" style:parent-style-name="Text_20_body">
      <style:text-properties fo:font-variant="normal" fo:text-transform="none" fo:color="#222222" style:font-name="sans-serif" fo:font-size="10.5pt" fo:letter-spacing="normal" fo:font-style="normal" fo:font-weight="normal" officeooo:rsid="00045ae6" officeooo:paragraph-rsid="00045ae6"/>
    </style:style>
    <style:style style:name="P8" style:family="paragraph" style:parent-style-name="Text_20_body">
      <style:text-properties fo:font-variant="normal" fo:text-transform="none" fo:color="#222222" style:font-name="sans-serif" fo:font-size="10.5pt" fo:letter-spacing="normal" fo:font-style="normal" fo:font-weight="normal" officeooo:rsid="0005cd00" officeooo:paragraph-rsid="00045ae6"/>
    </style:style>
    <style:style style:name="P9" style:family="paragraph" style:parent-style-name="Text_20_body">
      <style:text-properties fo:font-variant="normal" fo:text-transform="none" fo:color="#222222" style:font-name="sans-serif" fo:font-size="10.5pt" fo:letter-spacing="normal" fo:font-style="normal" fo:font-weight="normal" officeooo:rsid="0007ef47" officeooo:paragraph-rsid="0007ef47"/>
    </style:style>
    <style:style style:name="P10" style:family="paragraph" style:parent-style-name="Text_20_body">
      <style:text-properties officeooo:paragraph-rsid="00045ae6"/>
    </style:style>
    <style:style style:name="P11" style:family="paragraph" style:parent-style-name="Text_20_body">
      <style:text-properties officeooo:rsid="0005ef95" officeooo:paragraph-rsid="0005ef95"/>
    </style:style>
    <style:style style:name="P12" style:family="paragraph" style:parent-style-name="Text_20_body">
      <style:text-properties officeooo:paragraph-rsid="0005ef95"/>
    </style:style>
    <style:style style:name="P13" style:family="paragraph" style:parent-style-name="Text_20_body">
      <style:text-properties officeooo:rsid="000b89d9" officeooo:paragraph-rsid="000b89d9"/>
    </style:style>
    <style:style style:name="P14" style:family="paragraph" style:parent-style-name="Text_20_body">
      <style:text-properties officeooo:paragraph-rsid="000b89d9"/>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66cc" style:font-name="Courier New1" fo:font-size="13pt" fo:letter-spacing="normal" fo:font-style="normal" fo:font-weight="normal" style:font-size-asian="13pt" style:font-size-complex="13pt"/>
    </style:style>
    <style:style style:name="P17" style:family="paragraph" style:parent-style-name="Table_20_Contents">
      <style:paragraph-properties fo:text-align="center" style:justify-single-word="false"/>
      <style:text-properties fo:color="#000000"/>
    </style:style>
    <style:style style:name="P18" style:family="paragraph" style:parent-style-name="Heading_20_2">
      <style:text-properties fo:font-variant="normal" fo:text-transform="none" fo:color="#004586" style:font-name="Courier New1" fo:font-size="13pt" fo:letter-spacing="normal" fo:font-style="normal" fo:font-weight="normal" style:font-size-asian="13pt" style:font-size-complex="13pt"/>
    </style:style>
    <style:style style:name="P19" style:family="paragraph" style:parent-style-name="Heading_20_1" style:list-style-name="WWNum1" style:master-page-name="First_20_Page">
      <style:paragraph-properties style:page-number="auto"/>
    </style:style>
    <style:style style:name="P20" style:family="paragraph" style:parent-style-name="Heading_20_3">
      <style:text-properties fo:font-variant="normal" fo:text-transform="none" fo:color="#000000" style:font-name="Courier New1" fo:font-size="11pt" fo:letter-spacing="normal" fo:font-style="normal" fo:font-weight="normal" style:font-size-asian="11pt" style:font-size-complex="11pt"/>
    </style:style>
    <style:style style:name="P21" style:family="paragraph" style:parent-style-name="Heading_20_3">
      <style:paragraph-properties fo:break-before="page"/>
    </style:style>
    <style:style style:name="P22" style:family="paragraph" style:parent-style-name="Text_20_body">
      <style:text-properties fo:font-variant="normal" fo:text-transform="none" fo:color="#222222" style:font-name="sans-serif" fo:font-size="10.5pt" fo:letter-spacing="normal" fo:font-style="normal" fo:font-weight="normal" officeooo:rsid="0006215b" officeooo:paragraph-rsid="0005ef95"/>
    </style:style>
    <style:style style:name="P23" style:family="paragraph" style:parent-style-name="Text_20_body">
      <style:text-properties fo:font-variant="normal" fo:text-transform="none" fo:color="#222222" style:font-name="sans-serif" fo:font-size="10.5pt" fo:letter-spacing="normal" fo:font-style="normal" fo:font-weight="normal" officeooo:rsid="000b89d9" officeooo:paragraph-rsid="000b89d9"/>
    </style:style>
    <style:style style:name="T1" style:family="text">
      <style:text-properties style:font-name="Wingdings"/>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font-variant="normal" fo:text-transform="none" fo:color="#3d3d3d" style:font-name="Courier New1" fo:font-size="11pt" fo:letter-spacing="normal" fo:font-style="normal" fo:font-weight="bold" style:font-size-asian="11pt" style:font-size-complex="11pt"/>
    </style:style>
    <style:style style:name="T5" style:family="text">
      <style:text-properties fo:font-variant="normal" fo:text-transform="none" fo:color="#3d3d3d" style:font-name="Courier New1" fo:font-size="11pt" fo:letter-spacing="normal" fo:font-style="normal" fo:font-weight="normal" style:font-size-asian="11pt" style:font-size-complex="11pt"/>
    </style:style>
    <style:style style:name="T6" style:family="text">
      <style:text-properties fo:font-variant="normal" fo:text-transform="none" fo:color="#000000" style:font-name="Courier New1" fo:font-size="11pt" fo:letter-spacing="normal" fo:font-style="normal" fo:font-weight="bold" style:font-size-asian="11pt" style:font-size-complex="11pt"/>
    </style:style>
    <style:style style:name="T7" style:family="text">
      <style:text-properties fo:font-variant="normal" fo:text-transform="none" fo:color="#000000" style:font-name="Courier New1" fo:font-size="11pt" fo:letter-spacing="normal" fo:font-style="normal" fo:font-weight="normal" style:font-size-asian="11pt" style:font-size-complex="11pt"/>
    </style:style>
    <style:style style:name="T8" style:family="text">
      <style:text-properties fo:font-variant="normal" fo:text-transform="none" fo:color="#222222" style:font-name="sans-serif" fo:font-size="10.5pt" fo:letter-spacing="normal" fo:font-style="normal" fo:font-weight="normal"/>
    </style:style>
    <style:style style:name="T9" style:family="text">
      <style:text-properties fo:font-variant="normal" fo:text-transform="none" fo:color="#222222" style:font-name="sans-serif" fo:font-size="10.5pt" fo:letter-spacing="normal" fo:font-style="normal" fo:font-weight="normal" officeooo:rsid="0005cd00"/>
    </style:style>
    <style:style style:name="T10" style:family="text">
      <style:text-properties fo:font-variant="normal" fo:text-transform="none" fo:color="#222222" style:font-name="sans-serif" fo:font-size="10.5pt" fo:letter-spacing="normal" fo:font-style="normal" fo:font-weight="normal" officeooo:rsid="0006215b"/>
    </style:style>
    <style:style style:name="T11" style:family="text">
      <style:text-properties fo:font-variant="normal" fo:text-transform="none" fo:color="#222222" style:font-name="sans-serif" fo:font-size="10.5pt" fo:letter-spacing="normal" fo:font-style="normal" fo:font-weight="normal" officeooo:rsid="000b6afe"/>
    </style:style>
    <style:style style:name="T12" style:family="text">
      <style:text-properties fo:font-variant="normal" fo:text-transform="none" fo:color="#222222" style:font-name="sans-serif" fo:font-size="10.5pt" fo:letter-spacing="normal" fo:font-style="normal" fo:font-weight="normal" officeooo:rsid="000b89d9"/>
    </style:style>
    <style:style style:name="T13" style:family="text">
      <style:text-properties fo:font-variant="normal" fo:text-transform="none" fo:color="#0066cc" style:font-name="Courier New1" fo:font-size="13pt" fo:letter-spacing="normal" fo:font-style="normal" fo:font-weight="normal" style:font-size-asian="13pt" style:font-size-complex="13pt"/>
    </style:style>
    <style:style style:name="T14" style:family="text">
      <style:text-properties fo:color="#000000" style:font-name="Courier New1"/>
    </style:style>
    <style:style style:name="T15" style:family="text">
      <style:text-properties fo:font-size="13pt" style:font-size-asian="13pt" style:font-size-complex="13pt"/>
    </style:style>
    <style:style style:name="T16" style:family="text">
      <style:text-properties fo:color="#0066cc" fo:font-size="13pt" style:font-size-asian="13pt" style:font-size-complex="13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2156932" text:style-name="WWNum1">
        <text:list-header>
          <text:h text:style-name="P19" text:outline-level="1">BD orientado a documntos</text:h>
        </text:list-header>
      </text:list>
      <text:list xml:id="list2776634376" text:style-name="Outline">
        <text:list-item>
          <text:h text:style-name="Heading_20_1" text:outline-level="1">Android Estudio V3.0.17/Flutter</text:h>
        </text:list-item>
      </text:list>
      <text:p text:style-name="Standard"/>
      <text:p text:style-name="Standard">Objetivo:</text:p>
      <text:p text:style-name="Standard"/>
      <text:p text:style-name="Standard">F.Creación: 13-6-2018</text:p>
      <text:p text:style-name="Standard"/>
      <text:p text:style-name="P1">Link de Interes:<text:tab/><text:tab/><text:a xlink:type="simple" xlink:href="http://nosql-databases.org/" text:style-name="Internet_20_link" text:visited-style-name="Visited_20_Internet_20_Link"><text:span text:style-name="T8">Todas las bases de datos nosql</text:span></text:a></text:p>
      <text:p text:style-name="P1"/>
      <text:p text:style-name="P1"/>
      <text:p text:style-name="P1"/>
      <text:p text:style-name="P1"/>
      <text:p text:style-name="P1"/>
      <text:p text:style-name="P1"><draw:frame draw:style-name="fr1" draw:name="gráficos1" text:anchor-type="as-char" svg:width="7.355cm" svg:height="6.773cm" draw:z-index="0"><draw:image xlink:href="http://3.bp.blogspot.com/-nAGH_vqWc7g/Tcvt5NVR2FI/AAAAAAAAAaU/prNGkEKxsX0/s1600/nosql.png" xlink:type="simple" xlink:show="embed" xlink:actuate="onLoad" loext:mime-type="image/png"/></draw:frame><text:s/></text:p>
      <text:p text:style-name="P1"/>
      <text:p text:style-name="P1"/>
      <text:p text:style-name="P1"/>
      <text:p text:style-name="P1"/>
      <text:p text:style-name="P1"/>
      <text:p text:style-name="P1"/>
      <text:p text:style-name="P1"/>
      <text:p text:style-name="P1">Maximo Meza </text:p>
      <text:p text:style-name="P1">max82574971@gmail.com</text:p>
      <text:p text:style-name="P1"><text:soft-page-break/></text:p>
      <text:p text:style-name="P1"><text:a xlink:type="simple" xlink:href="https://postparaprogramadores.com/se-necesitan-base-datos-nosql/" text:style-name="Internet_20_link" text:visited-style-name="Visited_20_Internet_20_Link"><text:span text:style-name="T15">Se necesitan bases de datos Nosql</text:span></text:a></text:p>
      <text:p text:style-name="P1"><text:span text:style-name="T16">Teorema Cap</text:span>(no se pueden alcanzar las tresm propiedades en un sistema)</text:p>
      <text:p text:style-name="P3">Para entender por qué este es el caso, es importante hablar sobre el llamado teorema CAP. El teorema CAP, que fue probado en 1999, establece que cualquier base de datos distribuida que se ejecute en múltiples máquinas puede tener estas tres propiedades:</text:p>
      <text:p text:style-name="P15"><text:span text:style-name="Strong_20_Emphasis"><text:span text:style-name="T4">Consistencia:</text:span></text:span><text:span text:style-name="T5"> si escribe datos en un sistema, debería poder leerlos inmediatamente después. Si nuestro sistema es coherente, después de escribir datos nuevos, no puede leer datos antiguos sobrescritos.</text:span></text:p>
      <text:p text:style-name="P15"><text:span text:style-name="Strong_20_Emphasis"><text:span text:style-name="T4">Disponibilidad:</text:span></text:span><text:span text:style-name="T5"> un sistema distribuido siempre puede atender solicitudes entrantes y devolver una respuesta que no contenga errores.</text:span></text:p>
      <text:p text:style-name="P15"><text:span text:style-name="Strong_20_Emphasis"><text:span text:style-name="T4">Tolerancia de partición:</text:span></text:span><text:span text:style-name="T5"> una base de datos continuará respondiendo a las solicitudes de lectura y escritura, incluso si algunos hosts no pueden comunicarse entre sí de forma temporal. Este inconveniente temporal se denomina partición de red y puede deberse a varios factores, desde problemas reales con una red subyacente, desde un host lento hasta daños físicos en el equipo de red.</text:span></text:p>
      <text:p text:style-name="P16"/>
      <text:p text:style-name="Text_20_body"><text:span text:style-name="T13">UnQL puede considerarse como un superconjunto de la sintaxis de SQL.</text:span><text:a xlink:type="simple" xlink:href="https://www.genbetadev.com/bases-de-datos/unql-un-lenguaje-de-consulta-unificado-para-todas-las-bases-de-datos-nosql" text:style-name="Internet_20_link" text:visited-style-name="Visited_20_Internet_20_Link">Fuente</text:a></text:p>
      <text:p text:style-name="Text_20_body">En el documento de definición se han planteado los nuevos operadores y expresiones que comparten las diferentes bases de datos NoSQL. Así podría ser muy portable, multi-proveedor capaz de ser un lenguaje estándar que los fabricantes de bases de datos den soporte. Este sería el caso de MongoDB o Cassandra, interesado en el proyecto. </text:p>
      <text:p text:style-name="Text_20_body"/>
      <text:p text:style-name="Text_20_body"/>
      <text:p text:style-name="Text_20_body"><text:a xlink:type="simple" xlink:href="https://zainex.es/tags/nosql/bases-datos-orientadas-objetos-documentos-ddbb-nosql" text:style-name="Internet_20_link" text:visited-style-name="Visited_20_Internet_20_Link">Fuente</text:a></text:p>
      <text:p text:style-name="P4">Si está trabajando con datos complejos, un ODBMS le puede dar un rendimiento que es de diez a mil veces más rápido que un RDBMS</text:p>
      <text:p text:style-name="Text_20_body"/>
      <text:p text:style-name="P2"/>
      <text:list xml:id="list92232703444461" text:continue-numbering="true" text:style-name="Outline">
        <text:list-item>
          <text:list>
            <text:list-item>
              <text:h text:style-name="Heading_20_2" text:outline-level="2">Distribución en modelo relacional </text:h>
            </text:list-item>
          </text:list>
        </text:list-item>
      </text:list>
      <text:p text:style-name="Text_20_body"><text:span text:style-name="T3">La replicación de lectura</text:span> es una técnica en la que cada actualización de su base de datos se propaga a otros hosts que solo pueden manejar solicitudes de lectura.</text:p>
      <text:p text:style-name="Text_20_body">En este caso, todos los cambios son aplicados por un solo host, llamado el líder, mientras que todos los demás hosts, llamados réplicas de lectura, mantienen una copia de los datos. Un usuario puede leer desde cualquier máquina, pero puede cambiar datos solo a través del host líder. Esta es una técnica útil y muy popular, pero solo permite manejar más solicitudes de lectura y no resuelve el problema de manejar la cantidad requerida de datos entrantes.</text:p>
      <text:p text:style-name="Text_20_body"><text:span text:style-name="Strong_20_Emphasis"><text:span text:style-name="T6">Sharding</text:span></text:span><text:span text:style-name="T7"> es otra técnica popular en la que tiene muchas instancias de bases de datos relacionales, y cada instancia acepta lecturas y escrituras para una parte de sus datos. Si almacena información sobre un cliente en su base de datos, con fragmentación, una máquina puede procesar todas las solicitudes de clientes cuyos nombres comiencen con A, otra almacenará todos los datos para clientes cuyos nombres comiencen con B, y así sucesivamente.</text:span></text:p>
      <text:p text:style-name="Text_20_body"><text:span text:style-name="T14"><text:line-break/></text:span><text:span text:style-name="T7">Si bien la fragmentación le permite escribir más datos, administrar una base de datos fragmentada puede ser una pesadilla. Debe equilibrar los datos entre máquinas y escalar su clúster hacia arriba y hacia abajo cuando sea necesario. Si bien puede parecer simple en teoría, implementarlo correctamente es un desafío importante.</text:span></text:p>
      <text:list xml:id="list92233220994652" text:continue-numbering="true" text:style-name="Outline">
        <text:list-item>
          <text:list>
            <text:list-item>
              <text:h text:style-name="P18" text:outline-level="2">Por que hay tantas bases de datos no sql?</text:h>
            </text:list-item>
          </text:list>
        </text:list-item>
      </text:list>
      <text:p text:style-name="P5">Si ha estado siguiendo las noticias de desarrollo de software, habrá oído hablar de muchas bases de datos NoSQL diferentes, como MongoDB, DynamoDB, Cassandra, Redis y muchas más. Ahora puede preguntarse por qué necesitamos tantas bases de datos NoSQL diferentes.</text:p>
      <text:p text:style-name="P5">La razón es que las diferentes bases de datos NoSQL se enfocan en resolver diferentes problemas y es por eso que tenemos una gran cantidad de competidores. La taxonomía de las bases de datos NoSQL contiene cuatro categorías principales:</text:p>
      <text:list xml:id="list92232162396770" text:continue-numbering="true" text:style-name="Outline">
        <text:list-item>
          <text:list>
            <text:list-item>
              <text:list>
                <text:list-item>
                  <text:h text:style-name="Heading_20_3" text:outline-level="3"><text:bookmark text:name="Bases_de_datos_orientadas_a_documentos"/>Bases de datos orientadas a documentos</text:h>
                </text:list-item>
                <text:list-item>
                  <text:h text:style-name="P20" text:outline-level="3"/>
                </text:list-item>
              </text:list>
            </text:list-item>
          </text:list>
        </text:list-item>
      </text:list>
      <text:p text:style-name="Text_20_body">Estas bases de datos permiten el almacenamiento de documentos anidados complejos, mientras que la mayoría de las bases de datos relacionales solo admiten filas unidimensionales. Puede ser útil en muchos casos, por ejemplo, si desea almacenar información sobre un usuario en su sistema y permitir que cada usuario tenga múltiples direcciones. Con una base de datos orientada a documentos, puede simplemente almacenar un objeto complejo con una <text:soft-page-break/>matriz de direcciones, mientras que una base de datos relacional lo obliga a crear dos tablas: una para información del usuario y otra para direcciones.</text:p>
      <text:p text:style-name="Text_20_body">Las bases de datos orientadas a documentos le permiten cerrar la brecha entre el modelo de objetos y un modelo de datos de una base de datos. Algunas bases de datos relacionales como PostgreSQL ahora también son compatibles con el almacenamiento orientado a documentos, pero la mayoría de las bases de datos relacionales todavía no tienen esta característica.</text:p>
      <text:p text:style-name="Text_20_body"/>
      <text:list xml:id="list92233200740864" text:continue-numbering="true" text:style-name="Outline">
        <text:list-item>
          <text:list>
            <text:list-item>
              <text:list>
                <text:list-item>
                  <text:h text:style-name="Heading_20_3" text:outline-level="3">Bases de datos clave valor</text:h>
                </text:list-item>
              </text:list>
            </text:list-item>
          </text:list>
        </text:list-item>
      </text:list>
      <text:p text:style-name="Text_20_body">Las bases de datos de valores clave generalmente implementan el modelo NoSQL más simple. En esencia, le proporcionan una tabla hash distribuida que le permite escribir datos para una clave específica y leer datos con esta clave.</text:p>
      <text:p text:style-name="Text_20_body">Las bases de datos de valores clave son fácilmente escalables y tienen una latencia mucho más baja que otras bases de datos.</text:p>
      <text:list xml:id="list92232650262643" text:continue-numbering="true" text:style-name="Outline">
        <text:list-item>
          <text:list>
            <text:list-item>
              <text:list>
                <text:list-item>
                  <text:h text:style-name="Heading_20_3" text:outline-level="3"/>
                </text:list-item>
                <text:list-item>
                  <text:h text:style-name="Heading_20_3" text:outline-level="3">Bases de datos de gráficos</text:h>
                </text:list-item>
              </text:list>
            </text:list-item>
          </text:list>
        </text:list-item>
      </text:list>
      <text:p text:style-name="Text_20_body">Muchos dominios, como las redes sociales o la información sobre películas y actores, se pueden representar como un gráfico. Si bien puede representar un gráfico utilizando una base de datos relacional, será difícil y engorroso. Si necesita graficar datos, puede usar bases de datos de gráficos especializadas que pueden almacenar información sobre un gráfico en un clúster distribuido y le permiten implementar algoritmos de gráficos de manera eficiente.</text:p>
      <text:p text:style-name="Text_20_body"/>
      <text:list xml:id="list92233073023016" text:continue-numbering="true" text:style-name="Outline">
        <text:list-item>
          <text:list>
            <text:list-item>
              <text:h text:style-name="Heading_20_2" text:outline-level="2">Bases de datos de la tienda de columnas</text:h>
            </text:list-item>
          </text:list>
        </text:list-item>
      </text:list>
      <text:p text:style-name="Text_20_body">La principal diferencia entre las bases de datos de la columna de almacenamiento y otros tipos de bases de datos es cómo almacenan los datos en el disco. Las bases de datos relacionales crean un archivo por tabla y almacenan valores para cada fila secuencialmente. Las bases de datos en columnas crean un archivo para cada columna en sus tablas.</text:p>
      <text:p text:style-name="Text_20_body"/>
      <text:p text:style-name="Text_20_body">Esta estructura le permite agregar datos y ejecutar consultas específicas de manera más eficiente, pero debe asegurarse de que sus datos se ajusten a las limitaciones de estas bases de datos y puedan ser utilizados de manera eficiente.</text:p>
      <text:p text:style-name="Text_20_body"/>
      <text:list xml:id="list92232125609155" text:continue-numbering="true" text:style-name="Outline">
        <text:list-item>
          <text:list>
            <text:list-item>
              <text:list>
                <text:list-item>
                  <text:h text:style-name="P21" text:outline-level="3">¿Cuál deberíamos elegir?</text:h>
                </text:list-item>
              </text:list>
            </text:list-item>
          </text:list>
        </text:list-item>
      </text:list>
      <text:p text:style-name="Text_20_body">Elegir una base de datos suele ser un esfuerzo agonizante, y con tantas opciones, puede parecer una tarea imposible. La buena noticia es que no necesita elegir solo uno.</text:p>
      <text:p text:style-name="Text_20_body"/>
      <text:p text:style-name="Text_20_body">Usando otro patrón moderno llamado “microservicios” en lugar de desarrollar una única aplicación monolítica que implemente todas las características y tenga acceso a todos los datos en su sistema, puede dividir esa aplicación en un conjunto de servicios independientes. Cada servicio resuelve una tarea estrechamente definida, y debe usar solo su propia base de datos que se ajuste perfectamente a la tarea de este microservicio.</text:p>
      <text:p text:style-name="Text_20_body"/>
      <text:p text:style-name="Text_20_body"/>
      <text:p text:style-name="Text_20_body"/>
      <text:p text:style-name="Text_20_body"><text:a xlink:type="simple" xlink:href="http://tesch.edu.mx/cw2/tesch.edu.mx/OA/clasificacin_de_las_bases_de_datos_nosql.html" text:style-name="Internet_20_link" text:visited-style-name="Visited_20_Internet_20_Link">Clasificacion</text:a></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7">Modelo de datos</text:p>
          </table:table-cell>
          <table:table-cell table:style-name="Tabla2.A1" office:value-type="string">
            <text:p text:style-name="P17">Descripción</text:p>
          </table:table-cell>
          <table:table-cell table:style-name="Tabla2.A1" office:value-type="string">
            <text:p text:style-name="P17">Unidades de modelado</text:p>
          </table:table-cell>
          <table:table-cell table:style-name="Tabla2.A1" office:value-type="string">
            <text:p text:style-name="P17">Diferencia con el modelo relacional</text:p>
          </table:table-cell>
          <table:table-cell table:style-name="Tabla2.E1" office:value-type="string">
            <text:p text:style-name="P17">Ejemplos de Gestores</text:p>
          </table:table-cell>
        </table:table-row>
        <table:table-row>
          <table:table-cell table:style-name="Tabla2.A5" office:value-type="string">
            <text:p text:style-name="Table_20_Contents">Orientados a clave-valor</text:p>
          </table:table-cell>
          <table:table-cell table:style-name="Tabla2.B5" office:value-type="string">
            <text:p text:style-name="Table_20_Contents">Rendimiento excelente en volúmenes de datos muy grandes, sin embargo, no permiten verificación de la integridad de datos, llaves foráneas ni disparadores. La validación de datos se debe realizar en la aplicación del cliente.</text:p>
          </table:table-cell>
          <table:table-cell table:style-name="Tabla2.C5" office:value-type="string">
            <text:p text:style-name="Table_20_Contents">La unidad más pequeña de modelado es el par clave-valor.</text:p>
          </table:table-cell>
          <table:table-cell table:style-name="Tabla2.D5" office:value-type="string">
            <text:p text:style-name="Table_20_Contents">En lugar de que se utilicen tablas, en los sistemas clave-valor existen contenedores o <text:span text:style-name="Emphasis">cabinets</text:span>, y en cada uno de ellos se pueden tener las parejas clave-valor que se deseen.</text:p>
          </table:table-cell>
          <table:table-cell table:style-name="Tabla2.E5" office:value-type="string">
            <text:p text:style-name="Table_20_Contents">DyaboDB, Azure Table Storage, Couchbase Server, Riak y Redis.</text:p>
          </table:table-cell>
        </table:table-row>
        <table:table-row>
          <table:table-cell table:style-name="Tabla2.A5" office:value-type="string">
            <text:p text:style-name="Table_20_Contents">Orientados a columnas</text:p>
          </table:table-cell>
          <table:table-cell table:style-name="Tabla2.B5" office:value-type="string">
            <text:p text:style-name="Table_20_Contents">Ofrecen alto rendimiento en las consultas de agregación, alta eficiencia <text:soft-page-break/>en la comprensión y distribución de datos, adicionalmente la carga de grandes volúmenes de datos es rápida.</text:p>
          </table:table-cell>
          <table:table-cell table:style-name="Tabla2.C5" office:value-type="string">
            <text:p text:style-name="Table_20_Contents">La columna es una tupla del nombre y el valor, la súper columna es un diccionario, <text:soft-page-break/>es decir una columna que contiene otras columnas. La familia de columnas puede contener súper columnas o columnas.</text:p>
          </table:table-cell>
          <table:table-cell table:style-name="Tabla2.D5" office:value-type="string">
            <text:p text:style-name="Table_20_Contents">Basada en el almacenamiento por columnas en lugar de <text:soft-page-break/>filas.</text:p>
          </table:table-cell>
          <table:table-cell table:style-name="Tabla2.E5" office:value-type="string">
            <text:p text:style-name="Table_20_Contents">Hadoop / HBase,</text:p>
            <text:p text:style-name="Table_20_Contents">Cassandr<text:soft-page-break/>a,</text:p>
            <text:p text:style-name="Table_20_Contents">Hypertable,</text:p>
            <text:p text:style-name="Table_20_Contents">Accumulo,</text:p>
            <text:p text:style-name="Table_20_Contents">Amazon SimpleDB.</text:p>
            <text:p text:style-name="Table_20_Contents"> </text:p>
          </table:table-cell>
        </table:table-row>
        <table:table-row>
          <table:table-cell table:style-name="Tabla2.A5" office:value-type="string">
            <text:p text:style-name="Table_20_Contents">Orientados a documentos</text:p>
          </table:table-cell>
          <table:table-cell table:style-name="Tabla2.B5" office:value-type="string">
            <text:p text:style-name="Table_20_Contents">Gestiona información orientada a datos semiestructurados o documentos. Se consideran como un escalón superior de los gestores sencillos llave-valor debido a que permiten encapsular pares de llave-valor.</text:p>
          </table:table-cell>
          <table:table-cell table:style-name="Tabla2.C5" office:value-type="string">
            <text:p text:style-name="Table_20_Contents">La unidad básica es la definición abstracta de un documento.</text:p>
          </table:table-cell>
          <table:table-cell table:style-name="Tabla2.D5" office:value-type="string">
            <text:p text:style-name="Table_20_Contents">No tienen que hacer uniones para encontrar datos que normalmente están relacionados.</text:p>
          </table:table-cell>
          <table:table-cell table:style-name="Tabla2.E5" office:value-type="string">
            <text:p text:style-name="Table_20_Contents">MongoDB,</text:p>
            <text:p text:style-name="Table_20_Contents">CouchDB,</text:p>
            <text:p text:style-name="Table_20_Contents">RavenDB.</text:p>
          </table:table-cell>
        </table:table-row>
        <table:table-row>
          <table:table-cell table:style-name="Tabla2.A5" office:value-type="string">
            <text:p text:style-name="Table_20_Contents">Orientados a gráfos</text:p>
          </table:table-cell>
          <table:table-cell table:style-name="Tabla2.B5" office:value-type="string">
            <text:p text:style-name="Table_20_Contents">Es un sistema de almacenamiento que permite la adyacencia libre de índice. Se usa la teoría de grafos para recorrer la base. Existen diversos modelos de grafos, uno de ellos es el Grafo de Propiedad, que <text:soft-page-break/>es el resultado de un esfuerzo por unificar diferentes implementaciones de grafos.</text:p>
          </table:table-cell>
          <table:table-cell table:style-name="Tabla2.C5" office:value-type="string">
            <text:p text:style-name="Table_20_Contents">Estructura de nodos de un grafo (en red). El Grafo de Propiedad utiliza tres elementos básicos: Nodo (vértice), Relación (arista)  y Propiedad (atributo).</text:p>
          </table:table-cell>
          <table:table-cell table:style-name="Tabla2.D5" office:value-type="string">
            <text:p text:style-name="Table_20_Contents">No se requiere la consulta por índices debido a que cada elemento tienen un puntero directo a sus elementos adyacentes.</text:p>
          </table:table-cell>
          <table:table-cell table:style-name="Tabla2.E5" office:value-type="string">
            <text:p text:style-name="Table_20_Contents">Neo4j,</text:p>
            <text:p text:style-name="Table_20_Contents">Infinite Graph,</text:p>
            <text:p text:style-name="Table_20_Contents">InfoGrid,</text:p>
            <text:p text:style-name="Table_20_Contents">HyperGraphDB,</text:p>
            <text:p text:style-name="Table_20_Contents">DEX,</text:p>
            <text:p text:style-name="Table_20_Contents">GraphBase,</text:p>
            <text:p text:style-name="Table_20_Contents">Trinity.</text:p>
            <text:p text:style-name="Table_20_Contents"> </text:p>
          </table:table-cell>
        </table:table-row>
      </table:table>
      <text:p text:style-name="Text_20_body"/>
      <text:p text:style-name="Text_20_body"/>
      <text:p text:style-name="P6">Los sistemas de bases de datos NoSQL crecieron con las principales redes sociales, como Google, Amazon, Twitter y Facebook. Estas tenían que enfrentarse a desafíos con el tratamiento de datos que las tradicionales SGBDR no solucionaban . Con el crecimiento de la web en tiempo real existía una necesidad de proporcionar información procesada a partir de grandes volúmenes de datos que tenían unas estructuras horizontales más o menos similares. Estas compañías se dieron cuenta de que el rendimiento y sus propiedades de tiempo real eran más importantes que la coherencia, en la que las bases de datos relacionales tradicionales dedicaban una gran cantidad de tiempo de proceso</text:p>
      <text:p text:style-name="P6"/>
      <text:p text:style-name="Text_20_body"><text:a xlink:type="simple" xlink:href="http://nosql-databases.org/" text:style-name="Internet_20_link" text:visited-style-name="Visited_20_Internet_20_Link"><text:span text:style-name="T8">Todas las bases de datos nosql</text:span></text:a></text:p>
      <text:p text:style-name="P6"/>
      <text:p text:style-name="P7">Bases de datos orientadas a objetos</text:p>
      <text:p text:style-name="P9">db40</text:p>
      <text:p text:style-name="P7"><text:a xlink:type="simple" xlink:href="https://www.actian.com/" text:style-name="Internet_20_link" text:visited-style-name="Visited_20_Internet_20_Link">https://www.actian.com/</text:a></text:p>
      <text:p text:style-name="P10"><text:a xlink:type="simple" xlink:href="https://en.wikipedia.org/wiki/Comparison_of_object_database_management_systems" text:style-name="Internet_20_link" text:visited-style-name="Visited_20_Internet_20_Link"><text:span text:style-name="T11">Bases de datos orientadas a objetos</text:span></text:a></text:p>
      <text:p text:style-name="P7"/>
      <text:p text:style-name="P10"><text:a xlink:type="simple" xlink:href="http://www.escueladecomercio.cl/biblioteca/bases-de-datos-gratuitas/" text:style-name="Internet_20_link" text:visited-style-name="Visited_20_Internet_20_Link"><text:span text:style-name="T9">bd con datos </text:span></text:a></text:p>
      <text:p text:style-name="P8"/>
      <text:p text:style-name="P8"/>
      <text:p text:style-name="P11"><text:span text:style-name="T9">B</text:span><text:span text:style-name="T8">ase de datos online</text:span></text:p>
      <text:p text:style-name="P12"><text:a xlink:type="simple" xlink:href="https://www.grubba.net/?set=Spanish" text:style-name="Internet_20_link" text:visited-style-name="Visited_20_Internet_20_Link"><text:span text:style-name="T10">Grubba</text:span></text:a></text:p>
      <text:p text:style-name="P11"><text:span text:style-name="T8">--</text:span><text:span text:style-name="T10">&gt;https://www.grubba.net/?set=Spanish</text:span></text:p>
      <text:p text:style-name="P12"><text:a xlink:type="simple" xlink:href="https://hipertextual.com/archivo/2007/08/sqldesigner-modelado-online-de-bases-de-datos/" text:style-name="Internet_20_link" text:visited-style-name="Visited_20_Internet_20_Link"><text:span text:style-name="T10">modelado online</text:span></text:a></text:p>
      <text:p text:style-name="P22"/>
      <text:p text:style-name="P22"/>
      <text:p text:style-name="P13"><text:span text:style-name="T10">s</text:span><text:span text:style-name="T8">qflite parainterna</text:span></text:p>
      <text:p text:style-name="P23"/>
      <text:p text:style-name="P23"/>
      <text:p text:style-name="P14"><text:a xlink:type="simple" xlink:href="https://www.g2crowd.com/categories/object-oriented-databases" text:style-name="Internet_20_link" text:visited-style-name="Visited_20_Internet_20_Link"><text:span text:style-name="T12">BD orientadas a objet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Raleway" svg:font-family="Raleway, sans-serif"/>
    <style:font-face style:name="sans-serif" svg:font-family="sans-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text:s/>de </text:span><text:page-count style:num-format="1">7</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23</meta:editing-cycles>
    <meta:creation-date>2018-03-07T12:45:00</meta:creation-date>
    <dc:date>2018-06-17T20:07:51.446000000</dc:date>
    <meta:editing-duration>PT8H55M48S</meta:editing-duration>
    <meta:generator>LibreOffice/6.0.4.2$Windows_X86_64 LibreOffice_project/9b0d9b32d5dcda91d2f1a96dc04c645c450872bf</meta:generator>
    <meta:document-statistic meta:table-count="1" meta:image-count="1" meta:object-count="0" meta:page-count="7" meta:paragraph-count="94" meta:word-count="1585" meta:character-count="10016" meta:non-whitespace-character-count="8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